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nteprima</text:p>
      <text:p text:style-name="P1">Negli anni '50 – '60, quelli dell'ennesima ondata migratoria che spopolò le campagne molisane, <text:s/>Antonio Tracanna, con l'aiuto del padre Michele, dà sfogo alla sua ambizione, quella di divenire padrone di una grande azienda e vi riesce, a costo di immensi sacrifici e privazioni.</text:p>
      <text:p text:style-name="P1">Ma il carattere determinato e caparbio ereditato dal padre non sempre gli giova, in quanto vede vanificarsi i tentativi di accasarsi. Ma i buoni uffici di un giovane monaco e del vecchio maestro di Antonio gioveranno alla conclusione della vicenda, ricca, peraltro, di particolari delle usanze <text:s/>e tradizioni del mondo contadino, che l'autore descrive con cura, dando fondo a tutti i suoi mezzi espressivi.</text:p>
      <text:p text:style-name="P2">Il prezzo dell'amore <text:span text:style-name="T1">è un documento rappresentativo delle radici del popolo molis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53:45.61</meta:creation-date>
    <meta:document-statistic meta:table-count="0" meta:image-count="0" meta:object-count="0" meta:page-count="1" meta:paragraph-count="4" meta:word-count="121" meta:character-count="777"/>
    <dc:date>2014-12-11T10:08:31.16</dc:date>
    <meta:editing-duration>PT14M51S</meta:editing-duration>
    <meta:editing-cycles>1</meta:editing-cycles>
    <meta:generator>OpenOffice/4.0.1$Win32 OpenOffice.org_project/401m5$Build-9714</meta:generator>
  </office:meta>
</office:document-meta>
</file>